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le relativa</text:p>
      <text:p text:style-name="Standard"/>
      <text:p text:style-name="Standard">-Pentru intoarcere la folderul anterior ../</text:p>
      <text:p text:style-name="Standard">-Pentru intoarcere 2 foldere mai sus ../../</text:p>
      <text:p text:style-name="Standard">-Pentru a accesa foldere ref/alabala/a.pnj</text:p>
      <text:p text:style-name="Standard"/>
      <text:p text:style-name="P1">Tabele</text:p>
      <text:p text:style-name="Standard"/>
      <text:p text:style-name="Standard">&lt;table&gt;</text:p>
      <text:p text:style-name="Standard"><text:tab/>&lt;caption&gt;Titlu tabel&lt;/caption&gt;</text:p>
      <text:p text:style-name="Standard"><text:tab/>&lt;thead&gt;</text:p>
      <text:p text:style-name="Standard"><text:tab/><text:tab/>&lt;tr&gt;(tabel row)</text:p>
      <text:p text:style-name="Standard"><text:tab/><text:tab/><text:tab/>&lt;th&gt;Nume&lt;/th&gt;</text:p>
      <text:p text:style-name="Standard"><text:tab/><text:tab/><text:tab/>&lt;th&gt;Prenume&lt;/th&gt;</text:p>
      <text:p text:style-name="Standard"><text:tab/><text:tab/><text:tab/>&lt;th&gt;Grupa&lt;/th&gt;</text:p>
      <text:p text:style-name="Standard"><text:tab/><text:tab/>&lt;/tr&gt;</text:p>
      <text:p text:style-name="Standard"><text:tab/>&lt;/thead&gt;</text:p>
      <text:p text:style-name="Standard"><text:tab/>&lt;tbody&gt;</text:p>
      <text:p text:style-name="Standard"><text:tab/><text:tab/>&lt;tr&gt;</text:p>
      <text:p text:style-name="Standard"><text:tab/><text:tab/><text:tab/>&lt;td&gt;A&lt;/td&gt;</text:p>
      <text:p text:style-name="Standard"><text:tab/><text:tab/><text:tab/>&lt;td&gt;B&lt;/td&gt;</text:p>
      <text:p text:style-name="Standard"><text:tab/><text:tab/><text:tab/>&lt;td rowspan=”2”&gt;1&lt;/td&gt;</text:p>
      <text:p text:style-name="Standard"><text:tab/><text:tab/>&lt;/tr&gt;</text:p>
      <text:p text:style-name="Standard"><text:tab/><text:tab/>&lt;tr&gt;</text:p>
      <text:p text:style-name="Standard"><text:tab/><text:tab/><text:tab/>&lt;td&gt;C&lt;/td&gt;</text:p>
      <text:p text:style-name="Standard"><text:tab/><text:tab/><text:tab/>&lt;td&gt;D&lt;/td&gt;</text:p>
      <text:p text:style-name="Standard"><text:tab/><text:tab/>&lt;/tr&gt;</text:p>
      <text:p text:style-name="Standard"><text:tab/><text:tab/>&lt;tr&gt;</text:p>
      <text:p text:style-name="Standard"><text:tab/><text:tab/><text:tab/>&lt;td&gt;E&lt;/td&gt;</text:p>
      <text:p text:style-name="Standard"><text:tab/><text:tab/><text:tab/>&lt;td&gt;F&lt;/td&gt;</text:p>
      <text:p text:style-name="Standard"><text:tab/><text:tab/><text:tab/>&lt;td&gt;3&lt;/td&gt;</text:p>
      <text:p text:style-name="Standard"><text:tab/><text:tab/>&lt;/tr&gt;</text:p>
      <text:p text:style-name="Standard"><text:tab/>&lt;tfoot&gt;</text:p>
      <text:p text:style-name="Standard"><text:tab/><text:tab/>&lt;tr&gt;</text:p>
      <text:p text:style-name="Standard"><text:tab/><text:tab/><text:tab/>&lt;td colspan=3”&gt;3 student&lt;/td&gt;</text:p>
      <text:p text:style-name="Standard"><text:tab/><text:tab/>&lt;/tr&gt;</text:p>
      <text:p text:style-name="Standard"><text:tab/>&lt;/tfoot&gt;</text:p>
      <text:p text:style-name="Standard"/>
      <text:p text:style-name="Standard">&lt;/table&gt;</text:p>
      <text:p text:style-name="Standard"/>
      <text:p text:style-name="P1">CSS</text:p>
      <text:p text:style-name="P1">Examen selectori compusi!</text:p>
      <text:p text:style-name="P1">Totul se scrie in head</text:p>
      <text:p text:style-name="P1"/>
      <text:p text:style-name="P1">&lt;head&gt;</text:p>
      <text:p text:style-name="P1"><text:tab/>&lt;style&gt;</text:p>
      <text:p text:style-name="P1"><text:tab/><text:tab/>P {</text:p>
      <text:p text:style-name="P1"><text:tab/><text:tab/>color:red;</text:p>
      <text:p text:style-name="P1"><text:tab/><text:tab/>font-weight:bold; <text:s/>/*acesta este un comentariu in CSS*/</text:p>
      <text:p text:style-name="P1"><text:soft-page-break/><text:tab/><text:tab/>}</text:p>
      <text:p text:style-name="P1"><text:tab/>&lt;/style&gt;</text:p>
      <text:p text:style-name="P1">/* cum legam un fisier ? */</text:p>
      <text:p text:style-name="P1"><text:tab/>&lt;link rel=”stylesheet” type=”text/css” href=”stil.css”/&gt;</text:p>
      <text:p text:style-name="P1">&lt;/head&gt;</text:p>
      <text:p text:style-name="P1"/>
      <text:p text:style-name="P1">&lt;body&gt;</text:p>
      <text:p text:style-name="P1"><text:tab/>&lt;p style=”color:green;text-decoration:underline”&gt;&lt;/p&gt; /*doar pe un paragraf*/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2-23T23:22:34.38</meta:creation-date>
    <meta:document-statistic meta:table-count="0" meta:image-count="0" meta:object-count="0" meta:page-count="2" meta:paragraph-count="50" meta:word-count="98" meta:character-count="836"/>
    <dc:date>2020-02-23T23:51:43.02</dc:date>
    <meta:editing-duration>PT13M37S</meta:editing-duration>
    <meta:editing-cycles>1</meta:editing-cycles>
    <meta:generator>OpenOffice/4.1.7$Win32 OpenOffice.org_project/417m1$Build-9800</meta:generator>
  </office:meta>
</office:document-meta>
</file>